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4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5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6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7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T8" style:parent-style-name="Domyślnaczcionkaakapitu" style:family="text">
      <style:text-properties style:font-name="Arial" fo:font-weight="bold" style:font-weight-asian="bold" style:font-weight-complex="bold" fo:color="#000000" style:font-size-complex="10pt"/>
    </style:style>
    <style:style style:name="T9" style:parent-style-name="Domyślnaczcionkaakapitu" style:family="text">
      <style:text-properties style:font-name="Arial" style:font-weight-complex="bold" fo:color="#000000" style:font-size-complex="10pt"/>
    </style:style>
    <style:style style:name="P10" style:parent-style-name="Zwykłytekst" style:family="paragraph">
      <style:text-properties style:font-name="Arial" style:font-weight-complex="bold" fo:color="#000000" style:font-size-complex="10pt"/>
    </style:style>
    <style:style style:name="P11" style:parent-style-name="Zwykłytekst" style:family="paragraph">
      <style:text-properties style:font-name="Arial" style:font-weight-complex="bold" fo:color="#000000" style:font-size-complex="10pt"/>
    </style:style>
    <style:style style:name="P12" style:parent-style-name="Zwykłytekst" style:family="paragraph">
      <style:text-properties style:font-name="Arial" style:font-weight-complex="bold" fo:color="#000000" style:font-size-complex="10pt"/>
    </style:style>
    <style:style style:name="P13" style:parent-style-name="Zwykłytekst" style:family="paragraph">
      <style:text-properties style:font-name="Arial" style:font-weight-complex="bold" fo:color="#000000" style:font-size-complex="10pt"/>
    </style:style>
    <style:style style:name="P14" style:parent-style-name="Zwykłytekst" style:family="paragraph">
      <style:text-properties style:font-name="Arial" style:font-weight-complex="bold" fo:color="#000000" style:font-size-complex="10pt"/>
    </style:style>
    <style:style style:name="P15" style:parent-style-name="Zwykłytekst" style:family="paragraph">
      <style:text-properties style:font-name="Arial" style:font-weight-complex="bold" fo:color="#000000" style:font-size-complex="10pt"/>
    </style:style>
    <style:style style:name="P16" style:parent-style-name="Zwykłytekst" style:family="paragraph">
      <style:text-properties style:font-name="Arial" style:font-weight-complex="bold" fo:color="#000000" style:font-size-complex="10pt"/>
    </style:style>
    <style:style style:name="P17" style:parent-style-name="Zwykłytekst" style:family="paragraph">
      <style:text-properties style:font-name="Arial" style:font-weight-complex="bold" fo:color="#000000" style:font-size-complex="10pt"/>
    </style:style>
    <style:style style:name="P18" style:parent-style-name="Zwykłytekst" style:family="paragraph">
      <style:text-properties style:font-name="Arial" style:font-weight-complex="bold" fo:color="#000000" style:font-size-complex="10pt"/>
    </style:style>
    <style:style style:name="T19" style:parent-style-name="Domyślnaczcionkaakapitu" style:family="text">
      <style:text-properties style:font-name="Arial" fo:font-weight="bold" style:font-weight-asian="bold" style:font-weight-complex="bold" fo:color="#000000" style:font-size-complex="10pt"/>
    </style:style>
    <style:style style:name="T20" style:parent-style-name="Domyślnaczcionkaakapitu" style:family="text">
      <style:text-properties style:font-name="Arial" style:font-weight-complex="bold" fo:color="#000000" style:font-size-complex="10pt"/>
    </style:style>
    <style:style style:name="P21" style:parent-style-name="Zwykłytekst" style:family="paragraph">
      <style:text-properties style:font-name="Arial" style:font-weight-complex="bold" fo:color="#000000" style:font-size-complex="10pt"/>
    </style:style>
    <style:style style:name="P22" style:parent-style-name="Zwykłytekst" style:family="paragraph">
      <style:text-properties style:font-name="Arial" style:font-weight-complex="bold" fo:color="#000000" style:font-size-complex="10pt"/>
    </style:style>
    <style:style style:name="P23" style:parent-style-name="Zwykłytekst" style:family="paragraph">
      <style:text-properties style:font-name="Arial" style:font-weight-complex="bold" fo:color="#000000" style:font-size-complex="10pt"/>
    </style:style>
    <style:style style:name="P24" style:parent-style-name="Zwykłytekst" style:family="paragraph">
      <style:text-properties style:font-name="Arial" style:font-weight-complex="bold" fo:color="#000000" style:font-size-complex="10pt"/>
    </style:style>
    <style:style style:name="P25" style:parent-style-name="Zwykłytekst" style:family="paragraph">
      <style:text-properties style:font-name="Arial" style:font-weight-complex="bold" fo:color="#000000" style:font-size-complex="10pt"/>
    </style:style>
    <style:style style:name="P26" style:parent-style-name="Zwykłytekst" style:family="paragraph">
      <style:text-properties style:font-name="Arial" style:font-weight-complex="bold" fo:color="#000000" style:font-size-complex="10pt"/>
    </style:style>
    <style:style style:name="P27" style:parent-style-name="Zwykłytekst" style:family="paragraph">
      <style:text-properties style:font-name="Arial" style:font-weight-complex="bold" fo:color="#000000" style:font-size-complex="10pt"/>
    </style:style>
    <style:style style:name="P28" style:parent-style-name="Zwykłytekst" style:family="paragraph">
      <style:text-properties style:font-name="Arial" style:font-weight-complex="bold" fo:color="#000000" style:font-size-complex="10pt"/>
    </style:style>
    <style:style style:name="P29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30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31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2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3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4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5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6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7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8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9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0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1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2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3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4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5" style:parent-style-name="Zwykłytekst" style:family="paragraph">
      <style:text-properties fo:language="en" fo:country="US"/>
    </style:style>
    <style:style style:name="P46" style:parent-style-name="Zwykłytekst" style:family="paragraph">
      <style:text-properties fo:language="en" fo:country="US"/>
    </style:style>
    <style:style style:name="P47" style:parent-style-name="Zwykłytekst" style:family="paragraph">
      <style:text-properties fo:language="en" fo:country="US"/>
    </style:style>
    <style:style style:name="P48" style:parent-style-name="Zwykłytekst" style:family="paragraph">
      <style:text-properties fo:language="en" fo:country="US"/>
    </style:style>
    <style:style style:name="P49" style:parent-style-name="Zwykłytekst" style:family="paragraph">
      <style:text-properties fo:language="en" fo:country="US"/>
    </style:style>
    <style:style style:name="P50" style:parent-style-name="Zwykłytekst" style:family="paragraph">
      <style:text-properties fo:language="en" fo:country="US"/>
    </style:style>
    <style:style style:name="P51" style:parent-style-name="Zwykłytekst" style:family="paragraph">
      <style:text-properties fo:language="en" fo:country="US"/>
    </style:style>
    <style:style style:name="P52" style:parent-style-name="Zwykłytekst" style:family="paragraph">
      <style:text-properties fo:language="en" fo:country="US"/>
    </style:style>
    <style:style style:name="P53" style:parent-style-name="Zwykłytekst" style:family="paragraph">
      <style:text-properties fo:language="en" fo:country="US"/>
    </style:style>
    <style:style style:name="P54" style:parent-style-name="Zwykłyteks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fo:language="en" fo:country="US"/>
    </style:style>
    <style:style style:name="P55" style:parent-style-name="Zwykłytekst" style:family="paragraph">
      <style:text-properties fo:language="en" fo:country="US"/>
    </style:style>
  </office:automatic-styles>
  <office:body>
    <office:text text:use-soft-page-breaks="true">
      <text:p text:style-name="P1"><text:span text:style-name="T2">6</text:span><text:span text:style-name="T3">.</text:span><text:s/><text:span text:style-name="T4">Działanie systemu informacyjnego w sieci komputerowej</text:span><text:span text:style-name="T5">.</text:span></text:p>
      <text:p text:style-name="P6"/>
      <text:p text:style-name="P7">[Wstęp]<text:s/></text:p>
      <text:p text:style-name="Zwykłytekst"><text:span text:style-name="T8">System informacyjny</text:span><text:span text:style-name="T9"><text:s/>to zestaw współdziałających składników w przechowywania celu i</text:span></text:p>
      <text:p text:style-name="P10">gromadzenia, udostępniania przetwarzania, informacji, aby wspomagać podejmowanie decyzji,</text:p>
      <text:p text:style-name="P11">koordynowanie, sterowanie, analizowanie i wizualizację informacji. Inaczej – iloczyn:</text:p>
      <text:p text:style-name="P12">SI = U x P x D,</text:p>
      <text:p text:style-name="P13">gdzie:</text:p>
      <text:p text:style-name="P14">SI - system informacyjny danej organizacji,</text:p>
      <text:p text:style-name="P15">U - użytkownicy systemu,</text:p>
      <text:p text:style-name="P16">P - procesy informacyjne,</text:p>
      <text:p text:style-name="P17">D - dane, baza danych.</text:p>
      <text:p text:style-name="P18"/>
      <text:p text:style-name="Zwykłytekst"><text:span text:style-name="T19">System informatyczny</text:span><text:span text:style-name="T20"><text:s/>to taki system informacyjny, który wspomaga funkcjonowanie firm i</text:span></text:p>
      <text:p text:style-name="P21">instytucji z wykorzystaniem infrastruktury teleinformatycznej:</text:p>
      <text:p text:style-name="P22">SIT = S x H x N x U x P x D,</text:p>
      <text:p text:style-name="P23">gdzie:</text:p>
      <text:p text:style-name="P24">SIT - system informatyczny danej organizacji,</text:p>
      <text:p text:style-name="P25">S - oprogramowanie,</text:p>
      <text:p text:style-name="P26">H - sprzęt komputerowy,</text:p>
      <text:p text:style-name="P27">N - sieci komputerowe,</text:p>
      <text:p text:style-name="P28">U, P, D - jak wyżej.</text:p>
      <text:p text:style-name="P29"/>
      <text:p text:style-name="P30">[Odpowiedź]</text:p>
      <text:p text:style-name="Zwykłytekst">System informatyczny</text:p>
      <text:p text:style-name="Zwykłytekst">To taki system informacyjny, który wspomaga funkcjonowanie firm i instytucji z</text:p>
      <text:p text:style-name="Zwykłytekst">wykorzystaniem infrastruktury teleinformatycznej.</text:p>
      <text:p text:style-name="Zwykłytekst">Zadanie systemu informacyjnego (SI):</text:p>
      <text:p text:style-name="Zwykłytekst">● Zaspokojenie potrzeb informacyjnych organizacji</text:p>
      <text:p text:style-name="Zwykłytekst">● Wsparcie komunikacji poziomej pomiędzy różnymi komórkami organizacyjnymi</text:p>
      <text:p text:style-name="Zwykłytekst">● Wsparcie komunikacji pionowej pomiędzy przełożonymi a podwładnymi</text:p>
      <text:p text:style-name="Zwykłytekst">● Ułatwienie komunikacji z otoczeniem</text:p>
      <text:p text:style-name="Zwykłytekst">Rozwój technologii telekomunikacyjnych i komputerowych w ostatniej dekadzie,</text:p>
      <text:p text:style-name="Zwykłytekst">zwłaszcza niezwykła ekspansja WWW – stworzyły nowe możliwości rozpowszechniania</text:p>
      <text:p text:style-name="Zwykłytekst">i wymiany informacji, a tym samym przyczyniły się do powstania „nowoczesnych</text:p>
      <text:p text:style-name="Zwykłytekst">technik informacyjnych”. Sam System WWW, po wprowadzeniu standardów i metod</text:p>
      <text:p text:style-name="Zwykłytekst">pozwalających na opis i organizację multimedialnych danych, zawartych na stronach</text:p>
      <text:p text:style-name="Zwykłytekst">WWW i opracowaniu systemów wspomagających procesy wyszukiwawcze - ma</text:p>
      <text:p text:style-name="Zwykłytekst">szansę stać się globalnym systemem informacyjnym, efektywnie wykorzystywanym</text:p>
      <text:p text:style-name="Zwykłytekst">przez użytkowników końcowych do wyszukiwania informacji o wysokiej trafności.</text:p>
      <text:p text:style-name="Zwykłytekst">Jedną z cech powstającego społeczeństwa informacyjnego jest rozwój pojęcia</text:p>
      <text:p text:style-name="Zwykłytekst">telematyka, a więc niejako połączenia telekomunikacji i informatyki. Inaczej mówiąc</text:p>
      <text:p text:style-name="Zwykłytekst">są to sieciowe cyfrowe multimedia. Obecnie ważniejsze jest dotarcie do informacji niż</text:p>
      <text:p text:style-name="Zwykłytekst">jej gromadzenie, użytkownik ma możliwość bezpośredniego dostępu do informacji</text:p>
      <text:p text:style-name="Zwykłytekst">bez instytucji pośredniczących. Czas i przestrzeń dzięki połączeniom sieciowym nie</text:p>
      <text:p text:style-name="Zwykłytekst">odgrywają już takiej roli, jak niegdyś. Ważna jest także sprawa aktualności danych. W</text:p>
      <text:p text:style-name="Zwykłytekst">przypadku dokumentów drukowanych istnieje niebezpieczeństwo ich dezaktualizacji już</text:p>
      <text:p text:style-name="Zwykłytekst">w momencie opublikowania. Dokumenty elektroniczne w sieciach dostępne są w trybie</text:p>
      <text:p text:style-name="Zwykłytekst">czasu rzeczywistego. Poza tym istnieje możliwość aktualizowania danych na bieżąco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Zwykłytekst"/>
      <text:p text:style-name="Zwykłytekst">Najbliższym przykładem jest organizacja dostępu do zasobów Internetu, gdzie:</text:p>
      <text:p text:style-name="Zwykłytekst"/>
      <text:p text:style-name="Zwykłytekst">rolę serwera pełni serwer WWW,</text:p>
      <text:p text:style-name="Zwykłytekst">rolę klienta pełni przeglądarka internetowa.</text:p>
      <text:p text:style-name="P42">Przeglądając strony internetowe komputer użytkownika jest klientem, a komputery które obsługują bazy danych i inne aplikacje potrzebne do obsługi połączenia to serwer. W momencie gdy przeglądarka żąda jakiejś strony, serwer wyszukuje odpowiednie informacje w bazie danych, przetwarza je do postaci strony internetowej, a następnie wysyła do klienta</text:p>
      <text:p text:style-name="P43"/>
      <text:p text:style-name="P44"/>
      <text:p text:style-name="Zwykłytekst"/>
      <text:p text:style-name="Zwykłytekst"/>
      <text:p text:style-name="P45">so Model-View-Controller must be replaced with Resource-Method-Representation to build RESTful Services and Apps…</text:p>
      <text:p text:style-name="P46"/>
      <text:p text:style-name="P47">the mapping is (more or less):</text:p>
      <text:p text:style-name="P48"/>
      <text:p text:style-name="P49">resource -&gt; “a model with a bit of controller thrown in”</text:p>
      <text:p text:style-name="P50">method -&gt; MVC controller</text:p>
      <text:p text:style-name="P51">representation -&gt; “like a view in MVC”</text:p>
      <text:p text:style-name="Zwykłytekst">- so why RMR?</text:p>
      <text:p text:style-name="P52">- “It (MVC) just doesn’t model resources, the fundamental element of the Web is totally ignored”</text:p>
      <text:p text:style-name="P53"/>
      <text:p text:style-name="P54"/>
      <text:p text:style-name="P55"/>
      <text:p text:style-name="Zwykłytekst">Model-View-Controller (pol. Model-Widok-Kontroler) to architektoniczny wzorzec projektowy w informatyce do organizowania struktury aplikacji posiadających graficzne interfejsy użytkownika[1]. Wiele prac traktuje go jako pojedynczy wzorzec, lecz może on być także traktowany jako złożony wzorzec wykorzystujący idee wzorców prostych takich, jak Obserwator, Strategia czy Kompozyt[1][2]. Oba te podejścia nie wykluczają się[1]. MVC nie był traktowany jako samodzielny wzorzec również w pracy „Design Patterns: Elements of Reusable Object-Oriented Software“ autorstwa „Bandy Czworga”[2].</text:p>
      <text:p text:style-name="Zwykłytekst"/>
      <text:p text:style-name="Zwykłytekst">Model-View-Controller zakłada podział aplikacji na trzy główne części[3][4]:</text:p>
      <text:p text:style-name="Zwykłytekst"/>
      <text:p text:style-name="Zwykłytekst">Model – jest pewną reprezentacją problemu bądź logiki aplikacji.</text:p>
      <text:p text:style-name="Zwykłytekst">Widok – opisuje, jak wyświetlić pewną część modelu w ramach interfejsu użytkownika. Może składać się z podwidoków odpowiedzialnych za mniejsze części interfejsu.</text:p>
      <text:p text:style-name="Zwykłytekst">Kontroler – przyjmuje dane wejściowe od użytkownika i reaguje na jego poczynania, zarządzając aktualizacje modelu oraz odświeżenie widoków.</text:p>
      <text:p text:style-name="Zwykłytekst">Wszystkie trzy części są ze sobą wzajemnie połączone[1][3]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 fo:hyphenate="tru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3" style:display-name="LS13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4" style:display-name="LS14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5" style:display-name="LS15">
      <text:list-level-style-bullet text:level="1" text:style-name="WW_CharLFO8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8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8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9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." style:num-format="a" style:num-letter-sync="true">
        <style:list-level-properties/>
      </text:list-level-style-number>
      <text:list-level-style-number text:level="3" text:style-name="WW_CharLFO9LVL3" style:num-suffix="." style:num-format="i">
        <style:list-level-properties fo:text-align="end"/>
      </text:list-level-style-number>
      <text:list-level-style-number text:level="4" text:style-name="WW_CharLFO9LVL4" style:num-suffix="." style:num-format="1">
        <style:list-level-properties/>
      </text:list-level-style-number>
      <text:list-level-style-number text:level="5" text:style-name="WW_CharLFO9LVL5" style:num-suffix="." style:num-format="a" style:num-letter-sync="true">
        <style:list-level-properties/>
      </text:list-level-style-number>
      <text:list-level-style-number text:level="6" text:style-name="WW_CharLFO9LVL6" style:num-suffix="." style:num-format="i">
        <style:list-level-properties fo:text-align="end"/>
      </text:list-level-style-number>
      <text:list-level-style-number text:level="7" text:style-name="WW_CharLFO9LVL7" style:num-suffix="." style:num-format="1">
        <style:list-level-properties/>
      </text:list-level-style-number>
      <text:list-level-style-number text:level="8" text:style-name="WW_CharLFO9LVL8" style:num-suffix="." style:num-format="a" style:num-letter-sync="true">
        <style:list-level-properties/>
      </text:list-level-style-number>
      <text:list-level-style-number text:level="9" text:style-name="WW_CharLFO9LVL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">
        <style:list-level-properties/>
        <style:text-properties style:font-name="Wingdings"/>
      </text:list-level-style-bullet>
      <text:list-level-style-bullet text:level="5" text:style-name="WW_CharLFO11LVL5" text:bullet-char="">
        <style:list-level-properties/>
        <style:text-properties style:font-name="Wingdings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">
        <style:list-level-properties/>
        <style:text-properties style:font-name="Wingdings"/>
      </text:list-level-style-bullet>
      <text:list-level-style-bullet text:level="8" text:style-name="WW_CharLFO11LVL8" text:bullet-char="">
        <style:list-level-properties/>
        <style:text-properties style:font-name="Wingdings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12LVL1" text:bullet-char="●">
        <style:list-level-properties/>
        <style:text-properties style:font-name="Times New Roman"/>
      </text:list-level-style-bullet>
      <text:list-level-style-bullet text:level="2" text:style-name="WW_CharLFO12LVL2" text:bullet-char="○">
        <style:list-level-properties/>
        <style:text-properties style:font-name="Times New Roman"/>
      </text:list-level-style-bullet>
      <text:list-level-style-bullet text:level="3" text:style-name="WW_CharLFO12LVL3" text:bullet-char="■">
        <style:list-level-properties fo:text-align="end"/>
        <style:text-properties style:font-name="Times New Roman"/>
      </text:list-level-style-bullet>
      <text:list-level-style-bullet text:level="4" text:style-name="WW_CharLFO12LVL4" text:bullet-char="●">
        <style:list-level-properties/>
        <style:text-properties style:font-name="Times New Roman"/>
      </text:list-level-style-bullet>
      <text:list-level-style-bullet text:level="5" text:style-name="WW_CharLFO12LVL5" text:bullet-char="○">
        <style:list-level-properties/>
        <style:text-properties style:font-name="Times New Roman"/>
      </text:list-level-style-bullet>
      <text:list-level-style-bullet text:level="6" text:style-name="WW_CharLFO12LVL6" text:bullet-char="■">
        <style:list-level-properties fo:text-align="end"/>
        <style:text-properties style:font-name="Times New Roman"/>
      </text:list-level-style-bullet>
      <text:list-level-style-bullet text:level="7" text:style-name="WW_CharLFO12LVL7" text:bullet-char="●">
        <style:list-level-properties/>
        <style:text-properties style:font-name="Times New Roman"/>
      </text:list-level-style-bullet>
      <text:list-level-style-bullet text:level="8" text:style-name="WW_CharLFO12LVL8" text:bullet-char="○">
        <style:list-level-properties/>
        <style:text-properties style:font-name="Times New Roman"/>
      </text:list-level-style-bullet>
      <text:list-level-style-bullet text:level="9" text:style-name="WW_CharLFO12LVL9" text:bullet-char="■">
        <style:list-level-properties fo:text-align="end"/>
        <style:text-properties style:font-name="Times New Roman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9" style:family="text">
      <style:text-properties style:font-name="Wingdings"/>
    </style:style>
    <text:list-style style:name="WWNum2" style:display-name="WW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9T20:35:00Z</meta:creation-date>
    <dc:date>2013-02-02T14:41:00Z</dc:date>
    <meta:print-date>2013-02-02T14:24:00Z</meta:print-date>
    <meta:template xlink:href="Normal.dotm" xlink:type="simple"/>
    <meta:editing-cycles>13</meta:editing-cycles>
    <meta:editing-duration>PT4200S</meta:editing-duration>
    <meta:document-statistic meta:page-count="2" meta:paragraph-count="9" meta:word-count="652" meta:character-count="4560" meta:row-count="32" meta:non-whitespace-character-count="3917"/>
  </office:meta>
</office:document-meta>
</file>